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9" table:formula="of:=SQRT([.W2])" office:value-type="float" office:value="0" calcext:value-type="float">
            <text:p>0.00</text:p>
          </table:table-cell>
          <table:table-cell table:style-name="ce32" table:formula="of:=[.W2]/120" office:value-type="float" office:value="0" calcext:value-type="float">
            <text:p>0.00</text:p>
          </table:table-cell>
          <table:table-cell table:style-name="ce32" table:formula="of:=[.X2]/12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32" table:formula="of:=[.AA2]/(1-[.AA2]*[.$P$2])" office:value-type="float" office:value="-0.466576415885988" calcext:value-type="float">
            <text:p>-0.47</text:p>
          </table:table-cell>
          <table:table-cell table:style-name="ce32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9" table:formula="of:=SQRT([.W3])" office:value-type="float" office:value="0" calcext:value-type="float">
            <text:p>0.00</text:p>
          </table:table-cell>
          <table:table-cell table:style-name="ce32" table:formula="of:=[.W3]/120" office:value-type="float" office:value="0" calcext:value-type="float">
            <text:p>0.00</text:p>
          </table:table-cell>
          <table:table-cell table:style-name="ce32" table:formula="of:=[.X3]/12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32" table:formula="of:=[.AA3]/(1-[.AA3]*[.$P$2])" office:value-type="float" office:value="-0.466576415885988" calcext:value-type="float">
            <text:p>-0.47</text:p>
          </table:table-cell>
          <table:table-cell table:style-name="ce32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9" table:formula="of:=SQRT([.W4])" office:value-type="float" office:value="0" calcext:value-type="float">
            <text:p>0.00</text:p>
          </table:table-cell>
          <table:table-cell table:style-name="ce32" table:formula="of:=[.W4]/120" office:value-type="float" office:value="0" calcext:value-type="float">
            <text:p>0.00</text:p>
          </table:table-cell>
          <table:table-cell table:style-name="ce32" table:formula="of:=[.X4]/12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32" table:formula="of:=[.AA4]/(1-[.AA4]*[.$P$2])" office:value-type="float" office:value="-0.466576415885988" calcext:value-type="float">
            <text:p>-0.47</text:p>
          </table:table-cell>
          <table:table-cell table:style-name="ce32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 lulz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table:formula="of:=14214-1.1*[.D10]" office:value-type="float" office:value="13008.4" calcext:value-type="float">
            <text:p>13008.4</text:p>
          </table:table-cell>
          <table:table-cell table:style-name="ce5" table:formula="of:=14087-1.1*[.E10]" office:value-type="float" office:value="12849.5" calcext:value-type="float">
            <text:p>12849.5</text:p>
          </table:table-cell>
          <table:table-cell table:style-name="ce5" table:formula="of:=[.D41]+[.E41]" office:value-type="float" office:value="25857.9" calcext:value-type="float">
            <text:p>25857.9</text:p>
          </table:table-cell>
          <table:table-cell table:style-name="ce11" table:formula="of:=SQRT([.F41])" office:value-type="float" office:value="160.803917862719" calcext:value-type="float">
            <text:p>160.80</text:p>
          </table:table-cell>
          <table:table-cell table:style-name="ce5" table:formula="of:=[.F41]/120" office:value-type="float" office:value="215.4825" calcext:value-type="float">
            <text:p>215.4825</text:p>
          </table:table-cell>
          <table:table-cell table:style-name="ce15" table:formula="of:=[.G41]/120" office:value-type="float" office:value="1.34003264885599" calcext:value-type="float">
            <text:p>1.340</text:p>
          </table:table-cell>
          <table:table-cell table:style-name="ce12" table:formula="of:=[.H41]-[.H6]" office:value-type="float" office:value="215.015833333333" calcext:value-type="float">
            <text:p>215.02</text:p>
          </table:table-cell>
          <table:table-cell table:style-name="ce12" table:formula="of:=([.I41]^2+[.$I$6]^2)^0.5" office:value-type="float" office:value="1.34148290667041" calcext:value-type="float">
            <text:p>1.34</text:p>
          </table:table-cell>
          <table:table-cell table:style-name="ce12" table:formula="of:=[.J41]/(1-[.J41]*[.$P$2])" office:value-type="float" office:value="236.053751008172" calcext:value-type="float">
            <text:p>236.05</text:p>
          </table:table-cell>
          <table:table-cell table:style-name="ce12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45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45]*EXP(-[.C45]*[.F45])*0.935" office:value-type="float" office:value="2.83781419577248" calcext:value-type="float">
            <text:p>2.84</text:p>
          </table:table-cell>
          <table:table-cell table:style-name="ce12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5"/>
          <table:table-cell table:style-name="ce19" table:formula="of:=[.L41]/[.H47]" office:value-type="float" office:value="0.00224814969134804" calcext:value-type="float">
            <text:p>0.00225</text:p>
          </table:table-cell>
          <table:table-cell table:style-name="ce24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45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5]/[.N45]" office:value-type="float" office:value="0.23153737540671" calcext:value-type="float">
            <text:p>0.2315373754</text:p>
          </table:table-cell>
          <table:table-cell table:style-name="ce5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5"/>
          <table:table-cell table:style-name="ce21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45]" office:value-type="float" office:value="104999.125243582" calcext:value-type="float">
            <text:p>104999</text:p>
          </table:table-cell>
          <table:table-cell table:style-name="ce14" table:formula="of:=[.I45]*37000" office:value-type="float" office:value="21564.3091959134" calcext:value-type="float">
            <text:p>21564</text:p>
          </table:table-cell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41]/[.H47]" office:value-type="percentage" office:value="0.00224814969134804" calcext:value-type="percentage">
            <text:p>0.225%</text:p>
          </table:table-cell>
          <table:table-cell table:style-name="ce25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7" table:formula="of:=[.M45]/(4*PI())" office:value-type="percentage" office:value="0.00970966215453994" calcext:value-type="percentage">
            <text:p>0.9710%</text:p>
          </table:table-cell>
          <table:table-cell table:style-name="ce27" table:formula="of:=[.N47]/(4*PI())" office:value-type="percentage" office:value="0" calcext:value-type="percentage">
            <text:p>0.0000%</text:p>
          </table:table-cell>
          <table:table-cell table:style-name="ce29" table:formula="of:=[.K51]/[.N51]" office:value-type="percentage" office:value="0.231537375406709" calcext:value-type="percentage">
            <text:p>23.15%</text:p>
          </table:table-cell>
          <table:table-cell table:style-name="ce29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5:45:44.4957861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2T15:57:29.794687146</dc:date>
    <meta:editing-duration>PT1H52M42S</meta:editing-duration>
    <meta:editing-cycles>28</meta:editing-cycles>
    <meta:document-statistic meta:table-count="3" meta:cell-count="315" meta:object-count="0"/>
  </office:meta>
</office:document-meta>
</file>